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1fd634" officeooo:paragraph-rsid="001fd634"/>
    </style:style>
    <style:style style:name="P2" style:family="paragraph" style:parent-style-name="Standard">
      <style:text-properties fo:font-weight="bold" officeooo:rsid="0021812c" officeooo:paragraph-rsid="0021812c" style:font-weight-asian="bold" style:font-weight-complex="bold"/>
    </style:style>
    <style:style style:name="P3" style:family="paragraph" style:parent-style-name="Standard">
      <style:text-properties fo:font-weight="bold" officeooo:rsid="0033efe4" officeooo:paragraph-rsid="0033efe4" style:font-weight-asian="bold" style:font-weight-complex="bold"/>
    </style:style>
    <style:style style:name="P4" style:family="paragraph" style:parent-style-name="Standard">
      <style:text-properties fo:font-weight="bold" officeooo:rsid="0033efe4" officeooo:paragraph-rsid="0042a3e7" style:font-weight-asian="bold" style:font-weight-complex="bold"/>
    </style:style>
    <style:style style:name="P5" style:family="paragraph" style:parent-style-name="Standard">
      <style:text-properties fo:font-weight="bold" officeooo:rsid="00290ab0" officeooo:paragraph-rsid="00290ab0" style:font-weight-asian="bold" style:font-weight-complex="bold"/>
    </style:style>
    <style:style style:name="P6" style:family="paragraph" style:parent-style-name="Standard">
      <style:paragraph-properties fo:text-align="start" style:justify-single-word="false"/>
      <style:text-properties fo:font-weight="bold" officeooo:rsid="003c325e" officeooo:paragraph-rsid="003c325e" style:font-weight-asian="bold" style:font-weight-complex="bold"/>
    </style:style>
    <style:style style:name="P7" style:family="paragraph" style:parent-style-name="Standard">
      <style:paragraph-properties fo:text-align="start" style:justify-single-word="false"/>
      <style:text-properties fo:font-weight="bold" officeooo:rsid="003e6b60" officeooo:paragraph-rsid="003e6b60" style:font-weight-asian="bold" style:font-weight-complex="bold"/>
    </style:style>
    <style:style style:name="P8" style:family="paragraph" style:parent-style-name="Standard">
      <style:text-properties fo:font-weight="bold" officeooo:rsid="00266d44" officeooo:paragraph-rsid="00266d44" style:font-weight-asian="bold" style:font-weight-complex="bold"/>
    </style:style>
    <style:style style:name="P9" style:family="paragraph" style:parent-style-name="Standard">
      <style:text-properties fo:font-weight="bold" officeooo:rsid="004083c6" officeooo:paragraph-rsid="004083c6" style:font-weight-asian="bold" style:font-weight-complex="bold"/>
    </style:style>
    <style:style style:name="P10" style:family="paragraph" style:parent-style-name="Standard">
      <style:text-properties fo:font-weight="bold" officeooo:rsid="004083c6" officeooo:paragraph-rsid="00266d44" style:font-weight-asian="bold" style:font-weight-complex="bold"/>
    </style:style>
    <style:style style:name="P11" style:family="paragraph" style:parent-style-name="Standard">
      <style:paragraph-properties fo:text-align="start" style:justify-single-word="false"/>
      <style:text-properties fo:font-weight="bold" officeooo:rsid="00432e6e" officeooo:paragraph-rsid="00432e6e" style:font-weight-asian="bold" style:font-weight-complex="bold"/>
    </style:style>
    <style:style style:name="P12" style:family="paragraph" style:parent-style-name="Standard">
      <style:text-properties officeooo:rsid="0024c853" officeooo:paragraph-rsid="0024c853"/>
    </style:style>
    <style:style style:name="P13" style:family="paragraph" style:parent-style-name="Standard">
      <style:text-properties fo:font-weight="normal" officeooo:rsid="0024c853" officeooo:paragraph-rsid="0024c853" style:font-weight-asian="normal" style:font-weight-complex="normal"/>
    </style:style>
    <style:style style:name="P14" style:family="paragraph" style:parent-style-name="Standard">
      <style:text-properties fo:font-weight="normal" officeooo:rsid="0033e7b7" officeooo:paragraph-rsid="0033e7b7" style:font-weight-asian="normal" style:font-weight-complex="normal"/>
    </style:style>
    <style:style style:name="P15" style:family="paragraph" style:parent-style-name="Standard">
      <style:text-properties fo:font-weight="normal" officeooo:rsid="003902c8" officeooo:paragraph-rsid="003902c8" style:font-weight-asian="normal" style:font-weight-complex="normal"/>
    </style:style>
    <style:style style:name="P16" style:family="paragraph" style:parent-style-name="Standard">
      <style:paragraph-properties fo:text-align="start" style:justify-single-word="false"/>
      <style:text-properties fo:font-weight="normal" officeooo:rsid="003c325e" officeooo:paragraph-rsid="003c325e" style:font-weight-asian="normal" style:font-weight-complex="normal"/>
    </style:style>
    <style:style style:name="P17" style:family="paragraph" style:parent-style-name="Standard">
      <style:text-properties fo:font-weight="normal" officeooo:rsid="003b45a6" officeooo:paragraph-rsid="003b45a6" style:font-weight-asian="normal" style:font-weight-complex="normal"/>
    </style:style>
    <style:style style:name="P18" style:family="paragraph" style:parent-style-name="Standard">
      <style:text-properties fo:font-weight="normal" officeooo:rsid="003acfbd" officeooo:paragraph-rsid="003b45a6" style:font-weight-asian="normal" style:font-weight-complex="normal"/>
    </style:style>
    <style:style style:name="P19" style:family="paragraph" style:parent-style-name="Standard">
      <style:paragraph-properties fo:text-align="start" style:justify-single-word="false"/>
      <style:text-properties fo:font-weight="normal" officeooo:rsid="003d8de9" officeooo:paragraph-rsid="003d8de9" style:font-weight-asian="normal" style:font-weight-complex="normal"/>
    </style:style>
    <style:style style:name="P20" style:family="paragraph" style:parent-style-name="Standard">
      <style:paragraph-properties fo:text-align="start" style:justify-single-word="false"/>
      <style:text-properties fo:font-weight="normal" officeooo:rsid="003e6b60" officeooo:paragraph-rsid="003e6b60" style:font-weight-asian="normal" style:font-weight-complex="normal"/>
    </style:style>
    <style:style style:name="P21" style:family="paragraph" style:parent-style-name="Standard">
      <style:text-properties fo:font-weight="normal" officeooo:rsid="00342c6a" officeooo:paragraph-rsid="00342c6a" style:font-weight-asian="normal" style:font-weight-complex="normal"/>
    </style:style>
    <style:style style:name="P22" style:family="paragraph" style:parent-style-name="Standard">
      <style:paragraph-properties fo:text-align="start" style:justify-single-word="false"/>
      <style:text-properties fo:font-weight="normal" officeooo:rsid="00432e6e" officeooo:paragraph-rsid="00432e6e" style:font-weight-asian="normal" style:font-weight-complex="normal"/>
    </style:style>
    <style:style style:name="P23" style:family="paragraph" style:parent-style-name="Standard">
      <style:text-properties officeooo:paragraph-rsid="0047acd9"/>
    </style:style>
    <style:style style:name="P24" style:family="paragraph" style:parent-style-name="Standard">
      <style:text-properties officeooo:paragraph-rsid="004e48f4"/>
    </style:style>
    <style:style style:name="P25" style:family="paragraph" style:parent-style-name="Standard">
      <style:text-properties officeooo:rsid="004e48f4" officeooo:paragraph-rsid="004fe3a1"/>
    </style:style>
    <style:style style:name="P26" style:family="paragraph" style:parent-style-name="Standard">
      <style:text-properties officeooo:rsid="004fe3a1" officeooo:paragraph-rsid="004fe3a1"/>
    </style:style>
    <style:style style:name="P27" style:family="paragraph" style:parent-style-name="List_20_Paragraph">
      <style:paragraph-properties fo:margin-left="0in" fo:margin-right="0in" fo:line-height="200%" fo:text-align="start" style:justify-single-word="false" fo:text-indent="0in" style:auto-text-indent="false"/>
      <style:text-properties style:font-name="Times New Roman" fo:font-size="12pt" fo:font-weight="bold" officeooo:rsid="003208b3" officeooo:paragraph-rsid="003208b3" style:font-size-asian="12pt" style:font-weight-asian="bold" style:font-name-complex="Times New Roman1" style:font-size-complex="12pt" style:font-weight-complex="bold"/>
    </style:style>
    <style:style style:name="P28" style:family="paragraph" style:parent-style-name="Standard">
      <style:text-properties fo:font-weight="normal" officeooo:rsid="004e48f4" officeooo:paragraph-rsid="004e48f4" style:font-weight-asian="normal" style:font-weight-complex="normal"/>
    </style:style>
    <style:style style:name="P29" style:family="paragraph" style:parent-style-name="Standard">
      <style:text-properties fo:font-weight="normal" officeooo:rsid="004fe3a1" officeooo:paragraph-rsid="004fe3a1" style:font-weight-asian="normal" style:font-weight-complex="normal"/>
    </style:style>
    <style:style style:name="P30" style:family="paragraph" style:parent-style-name="Standard" style:list-style-name="L1">
      <style:text-properties fo:font-weight="normal" officeooo:rsid="003902c8" officeooo:paragraph-rsid="003902c8" style:font-weight-asian="normal" style:font-weight-complex="normal"/>
    </style:style>
    <style:style style:name="P31" style:family="paragraph" style:parent-style-name="Standard" style:list-style-name="L1">
      <style:text-properties fo:font-weight="normal" officeooo:rsid="0053c243" officeooo:paragraph-rsid="0053c243" style:font-weight-asian="normal" style:font-weight-complex="normal"/>
    </style:style>
    <style:style style:name="P32" style:family="paragraph" style:parent-style-name="Standard" style:list-style-name="L2">
      <style:paragraph-properties fo:text-align="start" style:justify-single-word="false"/>
      <style:text-properties fo:font-weight="normal" officeooo:rsid="003c325e" officeooo:paragraph-rsid="003c325e" style:font-weight-asian="normal" style:font-weight-complex="normal"/>
    </style:style>
    <style:style style:name="P33" style:family="paragraph" style:parent-style-name="Standard" style:list-style-name="L2">
      <style:paragraph-properties fo:text-align="start" style:justify-single-word="false"/>
      <style:text-properties fo:font-weight="normal" officeooo:rsid="003d8de9" officeooo:paragraph-rsid="003d8de9" style:font-weight-asian="normal" style:font-weight-complex="normal"/>
    </style:style>
    <style:style style:name="P34" style:family="paragraph" style:parent-style-name="Standard">
      <style:paragraph-properties fo:text-align="start" style:justify-single-word="false"/>
      <style:text-properties fo:font-weight="normal" officeooo:rsid="003d8de9" officeooo:paragraph-rsid="003d8de9" style:font-weight-asian="normal" style:font-weight-complex="normal"/>
    </style:style>
    <style:style style:name="P35" style:family="paragraph" style:parent-style-name="Standard" style:list-style-name="L2">
      <style:paragraph-properties fo:text-align="start" style:justify-single-word="false"/>
      <style:text-properties fo:font-weight="normal" officeooo:rsid="00559a21" officeooo:paragraph-rsid="00559a21" style:font-weight-asian="normal" style:font-weight-complex="normal"/>
    </style:style>
    <style:style style:name="P36" style:family="paragraph" style:parent-style-name="Standard" style:list-style-name="L3">
      <style:paragraph-properties fo:text-align="start" style:justify-single-word="false"/>
      <style:text-properties fo:font-weight="normal" officeooo:rsid="00432e6e" officeooo:paragraph-rsid="00432e6e" style:font-weight-asian="normal" style:font-weight-complex="normal"/>
    </style:style>
    <style:style style:name="P37" style:family="paragraph" style:parent-style-name="Standard" style:list-style-name="L3">
      <style:paragraph-properties fo:text-align="start" style:justify-single-word="false"/>
      <style:text-properties fo:font-weight="normal" officeooo:rsid="0056b9ac" officeooo:paragraph-rsid="0056b9ac" style:font-weight-asian="normal" style:font-weight-complex="normal"/>
    </style:style>
    <style:style style:name="P38" style:family="paragraph" style:parent-style-name="Standard">
      <style:paragraph-properties fo:text-align="start" style:justify-single-word="false"/>
      <style:text-properties fo:font-weight="normal" officeooo:rsid="005a16f4" officeooo:paragraph-rsid="005a16f4" style:font-weight-asian="normal" style:font-weight-complex="normal"/>
    </style:style>
    <style:style style:name="P39" style:family="paragraph" style:parent-style-name="Standard">
      <style:paragraph-properties fo:text-align="start" style:justify-single-word="false"/>
      <style:text-properties fo:font-weight="normal" officeooo:rsid="005c11db" officeooo:paragraph-rsid="005c11db" style:font-weight-asian="normal" style:font-weight-complex="normal"/>
    </style:style>
    <style:style style:name="P40" style:family="paragraph" style:parent-style-name="Standard">
      <style:paragraph-properties fo:text-align="start" style:justify-single-word="false"/>
      <style:text-properties fo:font-weight="normal" officeooo:rsid="005c69d3" officeooo:paragraph-rsid="005c69d3" style:font-weight-asian="normal" style:font-weight-complex="normal"/>
    </style:style>
    <style:style style:name="P41" style:family="paragraph" style:parent-style-name="Standard">
      <style:paragraph-properties fo:text-align="start" style:justify-single-word="false"/>
      <style:text-properties fo:font-weight="normal" officeooo:rsid="005d171d" officeooo:paragraph-rsid="005dc25b" style:font-weight-asian="normal" style:font-weight-complex="normal"/>
    </style:style>
    <style:style style:name="P42" style:family="paragraph" style:parent-style-name="Standard">
      <style:paragraph-properties fo:text-align="start" style:justify-single-word="false"/>
      <style:text-properties fo:font-weight="normal" officeooo:rsid="005e0820" officeooo:paragraph-rsid="005e0820" style:font-weight-asian="normal" style:font-weight-complex="normal"/>
    </style:style>
    <style:style style:name="P43" style:family="paragraph" style:parent-style-name="Standard">
      <style:paragraph-properties fo:text-align="start" style:justify-single-word="false"/>
      <style:text-properties fo:font-weight="normal" officeooo:rsid="00601556" officeooo:paragraph-rsid="00601556" style:font-weight-asian="normal" style:font-weight-complex="normal"/>
    </style:style>
    <style:style style:name="P44" style:family="paragraph" style:parent-style-name="Standard" style:list-style-name="L1">
      <style:text-properties officeooo:rsid="003902c8" officeooo:paragraph-rsid="003902c8"/>
    </style:style>
    <style:style style:name="P45" style:family="paragraph" style:parent-style-name="Standard" style:list-style-name="L1">
      <style:text-properties officeooo:rsid="003b45a6" officeooo:paragraph-rsid="003b45a6"/>
    </style:style>
    <style:style style:name="P46" style:family="paragraph" style:parent-style-name="Standard">
      <style:paragraph-properties fo:text-align="start" style:justify-single-word="false"/>
      <style:text-properties fo:font-weight="bold" officeooo:rsid="005c11db" officeooo:paragraph-rsid="005c11db" style:font-weight-asian="bold" style:font-weight-complex="bold"/>
    </style:style>
    <style:style style:name="P47" style:family="paragraph" style:parent-style-name="Standard">
      <style:paragraph-properties fo:text-align="start" style:justify-single-word="false"/>
      <style:text-properties fo:font-weight="bold" officeooo:rsid="005cce9f" officeooo:paragraph-rsid="005cce9f" style:font-weight-asian="bold" style:font-weight-complex="bold"/>
    </style:style>
    <style:style style:name="P48" style:family="paragraph" style:parent-style-name="Standard">
      <style:paragraph-properties fo:text-align="start" style:justify-single-word="false"/>
      <style:text-properties fo:font-weight="bold" officeooo:rsid="005e0820" officeooo:paragraph-rsid="005e0820"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2450bf" style:font-weight-asian="bold" style:font-weight-complex="bold"/>
    </style:style>
    <style:style style:name="T3" style:family="text">
      <style:text-properties fo:font-weight="bold" officeooo:rsid="0047acd9" style:font-weight-asian="bold" style:font-weight-complex="bold"/>
    </style:style>
    <style:style style:name="T4" style:family="text">
      <style:text-properties fo:font-weight="bold" officeooo:rsid="004bd533" style:font-weight-asian="bold" style:font-weight-complex="bold"/>
    </style:style>
    <style:style style:name="T5" style:family="text">
      <style:text-properties fo:font-weight="bold" officeooo:rsid="006016e1" style:font-weight-asian="bold" style:font-weight-complex="bold"/>
    </style:style>
    <style:style style:name="T6" style:family="text">
      <style:text-properties officeooo:rsid="0021812c"/>
    </style:style>
    <style:style style:name="T7" style:family="text">
      <style:text-properties fo:font-weight="normal" style:font-weight-asian="normal" style:font-weight-complex="normal"/>
    </style:style>
    <style:style style:name="T8" style:family="text">
      <style:text-properties fo:font-weight="normal" officeooo:rsid="0022c163" style:font-weight-asian="normal" style:font-weight-complex="normal"/>
    </style:style>
    <style:style style:name="T9" style:family="text">
      <style:text-properties fo:font-weight="normal" officeooo:rsid="002450bf" style:font-weight-asian="normal" style:font-weight-complex="normal"/>
    </style:style>
    <style:style style:name="T10" style:family="text">
      <style:text-properties fo:font-weight="normal" officeooo:rsid="00282c5d" style:font-weight-asian="normal" style:font-weight-complex="normal"/>
    </style:style>
    <style:style style:name="T11" style:family="text">
      <style:text-properties fo:font-weight="normal" officeooo:rsid="003acfbd" style:font-weight-asian="normal" style:font-weight-complex="normal"/>
    </style:style>
    <style:style style:name="T12" style:family="text">
      <style:text-properties fo:font-weight="normal" officeooo:rsid="0041e74b" style:font-weight-asian="normal" style:font-weight-complex="normal"/>
    </style:style>
    <style:style style:name="T13" style:family="text">
      <style:text-properties fo:font-weight="normal" officeooo:rsid="00432e6e" style:font-weight-asian="normal" style:font-weight-complex="normal"/>
    </style:style>
    <style:style style:name="T14" style:family="text">
      <style:text-properties fo:font-weight="normal" officeooo:rsid="0047acd9" style:font-weight-asian="normal" style:font-weight-complex="normal"/>
    </style:style>
    <style:style style:name="T15" style:family="text">
      <style:text-properties fo:font-weight="normal" officeooo:rsid="0049809e" style:font-weight-asian="normal" style:font-weight-complex="normal"/>
    </style:style>
    <style:style style:name="T16" style:family="text">
      <style:text-properties fo:font-weight="normal" officeooo:rsid="004a9167" style:font-weight-asian="normal" style:font-weight-complex="normal"/>
    </style:style>
    <style:style style:name="T17" style:family="text">
      <style:text-properties fo:font-weight="normal" officeooo:rsid="004c9cd7" style:font-weight-asian="normal" style:font-weight-complex="normal"/>
    </style:style>
    <style:style style:name="T18" style:family="text">
      <style:text-properties fo:font-weight="normal" officeooo:rsid="00226ea6" style:font-weight-asian="normal" style:font-weight-complex="normal"/>
    </style:style>
    <style:style style:name="T19" style:family="text">
      <style:text-properties fo:font-weight="normal" officeooo:rsid="004e48f4" style:font-weight-asian="normal" style:font-weight-complex="normal"/>
    </style:style>
    <style:style style:name="T20" style:family="text">
      <style:text-properties fo:font-weight="normal" officeooo:rsid="004fd4f9" style:font-weight-asian="normal" style:font-weight-complex="normal"/>
    </style:style>
    <style:style style:name="T21" style:family="text">
      <style:text-properties fo:font-weight="normal" officeooo:rsid="004fe3a1" style:font-weight-asian="normal" style:font-weight-complex="normal"/>
    </style:style>
    <style:style style:name="T22" style:family="text">
      <style:text-properties fo:font-weight="normal" officeooo:rsid="00519717" style:font-weight-asian="normal" style:font-weight-complex="normal"/>
    </style:style>
    <style:style style:name="T23" style:family="text">
      <style:text-properties fo:font-weight="normal" officeooo:rsid="00533302" style:font-weight-asian="normal" style:font-weight-complex="normal"/>
    </style:style>
    <style:style style:name="T24" style:family="text">
      <style:text-properties fo:font-weight="normal" officeooo:rsid="0053c243" style:font-weight-asian="normal" style:font-weight-complex="normal"/>
    </style:style>
    <style:style style:name="T25" style:family="text">
      <style:text-properties fo:font-weight="normal" officeooo:rsid="0056be6d" style:font-weight-asian="normal" style:font-weight-complex="normal"/>
    </style:style>
    <style:style style:name="T26" style:family="text">
      <style:text-properties fo:font-weight="normal" officeooo:rsid="00579d4a" style:font-weight-asian="normal" style:font-weight-complex="normal"/>
    </style:style>
    <style:style style:name="T27" style:family="text">
      <style:text-properties officeooo:rsid="0037b9a7"/>
    </style:style>
    <style:style style:name="T28" style:family="text">
      <style:text-properties officeooo:rsid="002a0c59"/>
    </style:style>
    <style:style style:name="T29" style:family="text">
      <style:text-properties officeooo:rsid="003d8de9"/>
    </style:style>
    <style:style style:name="T30" style:family="text">
      <style:text-properties officeooo:rsid="00432e6e"/>
    </style:style>
    <style:style style:name="T31" style:family="text">
      <style:text-properties officeooo:rsid="004a9167"/>
    </style:style>
    <style:style style:name="T32" style:family="text">
      <style:text-properties officeooo:rsid="00556318"/>
    </style:style>
    <style:style style:name="T33" style:family="text">
      <style:text-properties officeooo:rsid="00559a21"/>
    </style:style>
    <style:style style:name="T34" style:family="text">
      <style:text-properties officeooo:rsid="005c11db"/>
    </style:style>
    <style:style style:name="T35" style:family="text">
      <style:text-properties officeooo:rsid="005dc25b"/>
    </style:style>
    <style:style style:name="T36" style:family="text">
      <style:text-properties officeooo:rsid="005e0820"/>
    </style:style>
    <style:style style:name="T37" style:family="text">
      <style:text-properties officeooo:rsid="006016e1"/>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tab/><text:tab/><text:tab/><text:span text:style-name="T1">PATA SPACE </text:span><text:span text:style-name="T3">INTERNET REAL ESTATE PROJECT </text:span><text:span text:style-name="T4">IN KENYA</text:span></text:p>
      <text:p text:style-name="P1"/>
      <text:p text:style-name="P1">Title: <text:tab/><text:tab/><text:tab/>pata space</text:p>
      <text:p text:style-name="P1">Name: </text:p>
      <text:p text:style-name="P1">course: <text:s text:c="3"/><text:span text:style-name="T6">MATHEMATICS AND COMPUTING</text:span></text:p>
      <text:p text:style-name="P1"/>
      <text:p text:style-name="P10">CHAPTER ONE: INTRODUCTION</text:p>
      <text:p text:style-name="P9">1.1: Introduction to online rental systems</text:p>
      <text:p text:style-name="P23"><text:span text:style-name="T14">Internet Real Estate </text:span><text:span text:style-name="T15">refers to the process of online publishing of houses, offices and estates for consumers seeking to rent or shop for a property. <text:s/>These </text:span><text:span text:style-name="T16">properties are</text:span><text:span text:style-name="T15"> published by the landlords or in most cases, agents on behalf of the landlords . Internet real </text:span><text:span text:style-name="T25">estate</text:span><text:span text:style-name="T15"> </text:span><text:span text:style-name="T16">saw it’s growth around</text:span><text:span text:style-name="T15"> 1999 in America, when technology advanced and people got connected (‘</text:span><text:a xlink:type="simple" xlink:href="https://en.wikipedia.org/wiki/Internet_real_estate" text:style-name="Internet_20_link" text:visited-style-name="Visited_20_Internet_20_Link">https://en.wikipedia.org/wiki/Internet_real_estate</text:a>’<text:span text:style-name="T31">).</text:span></text:p>
      <text:p text:style-name="P8"/>
      <text:p text:style-name="P4">Background study</text:p>
      <text:p text:style-name="P2"/>
      <text:p text:style-name="P24"><text:span text:style-name="T18">In <text:s/>Kenya, rural to urban migration is becoming rampant as most people are moving to towns </text:span><text:span text:style-name="T12">in</text:span><text:span text:style-name="T18"> search </text:span><text:span text:style-name="T17">for</text:span><text:span text:style-name="T18"> jobs </text:span><text:span text:style-name="T17">.</text:span><text:span text:style-name="T19">(‘</text:span><text:a xlink:type="simple" xlink:href="https://earthobservatory.nasa.gov/images/88822/nairobi-swells-with-urban-growth" text:style-name="Internet_20_link" text:visited-style-name="Visited_20_Internet_20_Link"><text:span text:style-name="T19">https://earthobservatory.nasa.gov/images/88822/nairobi-swells-with-urban-growth</text:span></text:a><text:span text:style-name="T19">’).</text:span><text:span text:style-name="T18"> </text:span><text:span text:style-name="T17">In this case, the population in urban areas is becoming high and thus</text:span><text:span text:style-name="T21"> a </text:span><text:span text:style-name="T17">need <text:s/></text:span><text:span text:style-name="T21">of </text:span><text:span text:style-name="T17">creation </text:span><text:span text:style-name="T21">for</text:span><text:span text:style-name="T19"> more</text:span><text:span text:style-name="T17"> houses and <text:s/>office spaces for those interested in starting their businesses.</text:span><text:span text:style-name="T19"> One of the main challenges facing people moving to or dwelling in Nairobi is search for houses and office spaces . Those looking for a house, <text:s/>have to travel for long distances in the outskirts of the town looking for houses in unknown areas to them. Others with busy schedules or children use friends and agents to help them look for a house. For those looking for <text:s/>office spaces, they have to move from door to door looking for the spaces in the busy city and they may not be successful. </text:span></text:p>
      <text:p text:style-name="P28"/>
      <text:p text:style-name="P25"><text:span text:style-name="T7">In the recent future, <text:s/>technology in Kenya </text:span><text:span text:style-name="T20">has improved. Majority of Kenyans have become computer literates and nowadays, a large number of people own computer devices such as laptops and smart phones. Internet connectivity has also improved and thus a large number of people is connected. This has led to the emergence of internet house renting sites like <text:s/>BuyRentKenya ,myspace, etc. <text:s/>These sites have offered platforms for landlords and agents to post their properties and land. Although they have improved the house hunting property where you can search for a house at the comfort of your house without having to travel, they have also come with great risks like </text:span><text:span text:style-name="T21">malicious people masquerading as agents/landlords/property owners posting false images and details about houses they don’t even own hence, stealing from innocent Kenyans. This is because, there is no clear criterion which landlords/agents have to fulfill when filling for a house. This with many other risks discussed below has led to the decline of trust of these sites by people many opting for the traditional way of house hunting.</text:span></text:p>
      <text:p text:style-name="P29"/>
      <text:p text:style-name="P26"><text:span text:style-name="T7">It’s in this regard I decided to come up with </text:span><text:span text:style-name="T8"><text:s/></text:span><text:span text:style-name="T26">a </text:span><text:span text:style-name="T7">system</text:span><text:span text:style-name="T8"> <text:s/>that links the landlord owner of the house or office, the customer and we the Pata space management. In this system, we the Pata Space management get to meet with the owner or top management of each house </text:span><text:span text:style-name="T9">or office and </text:span><text:span text:style-name="T2">enter into an agreement with them </text:span><text:span text:style-name="T9">with them about advertising their house on our system.</text:span></text:p>
      <text:p text:style-name="P12"><text:span text:style-name="T9">M</text:span><text:span text:style-name="T7">eeting the owner of the house and sealing the agreement is to make sure that whatever is posted in our system </text:span><text:span text:style-name="T10">by the agent</text:span><text:span text:style-name="T7"> is legit information from </text:span><text:span text:style-name="T10">him/her</text:span><text:span text:style-name="T7"> and <text:s/>also </text:span><text:span text:style-name="T22">help do away with the </text:span><text:span text:style-name="T7"><text:s/></text:span><text:span text:style-name="T21">malicious agents.</text:span></text:p>
      <text:p text:style-name="P13"/>
      <text:p text:style-name="P3"/>
      <text:p text:style-name="P21"/>
      <text:p text:style-name="P13"/>
      <text:p text:style-name="P13"/>
      <text:p text:style-name="P13"><text:soft-page-break/></text:p>
      <text:p text:style-name="P5">Problem <text:span text:style-name="T27">statement</text:span></text:p>
      <text:p text:style-name="P15">With the increasing demand for houses and office spaces in the cities due to massive rural-urbanization, this has come with plenty of challenges for those looking for better offices and houses to settle. Some of these problems are : </text:p>
      <text:list xml:id="list2283834111" text:style-name="L1">
        <text:list-item>
          <text:p text:style-name="P30">People tarmacking for long distances looking for a house and office space in the busy city and may end up not getting any.</text:p>
        </text:list-item>
        <text:list-item>
          <text:p text:style-name="P44"><text:span text:style-name="T7">Online house and office hunting sites have had </text:span><text:span text:style-name="T23">malicious agents/landlords</text:span><text:span text:style-name="T7"> who post other people’s pictures of the house or </text:span><text:span text:style-name="T11">offices</text:span><text:span text:style-name="T7"> that don’t exist and therefore, robbing from a needy customer the booking money. </text:span></text:p>
        </text:list-item>
        <text:list-item>
          <text:p text:style-name="P30"><text:s/>With mistrust to online house hunting sites, customers with a busy schedule at work or home end up looking for agents to help in house hunting. These people pay a lot of money to these agents . The downside is that, the agent may get the house or not look for the house or just get a house or office space that the customer doesn’t like. This is a dimerit to the customer who has paid a large ransom of money to the agent at the end of the day.</text:p>
        </text:list-item>
        <text:list-item>
          <text:p text:style-name="P30">People may also want reviews of the neighborhood they’re moving into and without good knowledge of anyone around, they have a hard task of determining if the place is safe or not. Some end up in areas with much insecurity and this may be a challenge to the unknowing customer.</text:p>
        </text:list-item>
        <text:list-item>
          <text:p text:style-name="P44"><text:span text:style-name="T7">People hunting for a house <text:s/>may need to know of the nearest amenities around the place like hospitals, schools etc and this may prove a challenge if the customer doesn’t know the place. </text:span><text:span text:style-name="T11">In online sites, agents may give wrong or false information about the places and this may give the customer a hard time.</text:span></text:p>
        </text:list-item>
        <text:list-item>
          <text:p text:style-name="P45"><text:span text:style-name="T11">S</text:span><text:span text:style-name="T7">ome false agents may give the customer wrong information about the place . The customer may spend a lot of money going to meet with the agent and on meeting the place he/she was shown doesn’t exist with where she’s taken, she doesn’t end up getting satisfied. This <text:s/>may end up a big </text:span><text:span text:style-name="T23">demerit</text:span><text:span text:style-name="T7"> to her of the amount of money she spent on fare and time.</text:span><text:span text:style-name="T24"> </text:span></text:p>
        </text:list-item>
        <text:list-item>
          <text:p text:style-name="P31">Copyright . With the lack of strict adherence of copyright laws in Kenya,one material may be copied by more than one person and published more than one time. This is proofs a great dimerit to online house renting as the buyers have to struggle knowing who the actual owner of the house is.</text:p>
        </text:list-item>
      </text:list>
      <text:p text:style-name="P17"/>
      <text:p text:style-name="P17">Lack of trust and so many fraudsters makes people loose a lot of trust in these online sites. I carried out a research and came to a conclusion that, a better system that is able to keep trust between the customer and the landlord and eliminate all the <text:span text:style-name="T32">malicious agents/landlords ,</text:span> making it easier for people to <text:s/>hunt <text:span text:style-name="T32">houses </text:span>online needed to be developed. </text:p>
      <text:p text:style-name="P18"/>
      <text:p text:style-name="P6">1.<text:span text:style-name="T30">4</text:span> <text:span text:style-name="T28">P</text:span>roject Objectives</text:p>
      <text:p text:style-name="P16">The following are the objectives of the system:</text:p>
      <text:list xml:id="list1822015435" text:style-name="L2">
        <text:list-item>
          <text:p text:style-name="P32">To develop a system that links the customer, we PATA SPACE and the landlord/entrusted agent.</text:p>
        </text:list-item>
        <text:list-item>
          <text:p text:style-name="P32">The landlord/e<text:span text:style-name="T33">n</text:span>trusted agent are able to add their property, edit ,delete,<text:span text:style-name="T29">and read it</text:span></text:p>
        </text:list-item>
        <text:list-item>
          <text:p text:style-name="P33">The system has got an interface where the customer can see the available houses/offices and nearest to be vacant.</text:p>
        </text:list-item>
        <text:list-item>
          <text:p text:style-name="P33">The customer can make a booking of any house/office space.</text:p>
        </text:list-item>
        <text:list-item>
          <text:p text:style-name="P33">If the house/office is rented out, the landlord can remove it from the system <text:s/>and <text:span text:style-name="T33">in case</text:span> of any customer who had added it in his/her list , it can be showed as ‘taken’.</text:p>
        </text:list-item>
        <text:list-item>
          <text:p text:style-name="P33">The user isn’t allowed <text:s/>to add any property </text:p>
        </text:list-item>
        <text:list-item>
          <text:p text:style-name="P33">Each property has got a user review page <text:s/>and the like button and a map for where the property belongs</text:p>
        </text:list-item>
        <text:list-item>
          <text:p text:style-name="P35">The user can book or communicate with the landlord through our system.</text:p>
          <text:p text:style-name="P33"/>
        </text:list-item>
      </text:list>
      <text:p text:style-name="P19"><text:soft-page-break/></text:p>
      <text:p text:style-name="P20">1.<text:span text:style-name="T30">4</text:span>.1 <text:span text:style-name="T1">Overal Goal</text:span></text:p>
      <text:p text:style-name="P7"><text:tab/><text:span text:style-name="T13">To design and develop an online rental system </text:span></text:p>
      <text:p text:style-name="P11"/>
      <text:p text:style-name="P11">1.4.2 specific goals</text:p>
      <text:list xml:id="list673045711" text:style-name="L3">
        <text:list-item>
          <text:p text:style-name="P36">To build an online rental system </text:p>
        </text:list-item>
        <text:list-item>
          <text:p text:style-name="P37">To offer a good and trusted internet rental system to both consumers and landlords</text:p>
        </text:list-item>
        <text:list-item>
          <text:p text:style-name="P37">To counter malicious agents who post insufficient and inaccurate information</text:p>
        </text:list-item>
        <text:list-item>
          <text:p text:style-name="P37">To help users link with landlords easily </text:p>
          <text:p text:style-name="P37"/>
        </text:list-item>
      </text:list>
      <text:p text:style-name="P22"/>
      <text:p text:style-name="P11"><text:span text:style-name="T7">1.5 </text:span>Purpose of the study</text:p>
      <text:p text:style-name="P38">Due to the rise of <text:span text:style-name="T34">online</text:span> scammers <text:span text:style-name="T34">who provide insufficient and inaccurate information</text:span> in online real estate systems, <text:span text:style-name="T34">copy right infringement and other risks to the buyers. This study was made in order to develop a more reliable online rental system that is meant to provide the buyer with the correct most information and eradicate <text:s/>malicious agents. </text:span></text:p>
      <text:p text:style-name="P38"/>
      <text:p text:style-name="P46">1.6 scope of the project</text:p>
      <text:p text:style-name="P39">This research mainly focuses on developing an online rental system that provides a platform for each and everyone moving to town/cities to search online for a house/office, get in touch with the seller and have us between as the middle man incase there is any commitment in terms of money.</text:p>
      <text:p text:style-name="P40">With this, we’ll be creating more trust on online rental system with the users. The person posting for vacant house/office wouldn’t be any other person but only the landlord/agent we the pata space have recognized and entered in to our database.The buyer is only allowed to see what is posted, book and contact the talk with the seller on our app in case need be.<text:span text:style-name="T29"> Buyers are able to see reviews of each houses from other buyers. </text:span>The system will provide a map for the location of each house/office, the nearby amenities that the user would be concerned about like school, hospital etc .</text:p>
      <text:p text:style-name="P40"/>
      <text:p text:style-name="P47">1.7 limitation of the study</text:p>
      <text:p text:style-name="P41">Although good research has been done to this and the merits override the demerits, we wouldn’t turn a blind eye to the demerits too. The system is only accessible to people who have a good internet device and good internet connection. Hence it’s a big demerit for people who don’t have such devices or the connection. <text:s/><text:span text:style-name="T35">People who crave for human interaction time may feel so much uneasy carrying all the actions on a computer screen due to long existence of traditional methods of dealing with other parties in person.</text:span></text:p>
      <text:p text:style-name="P41"/>
      <text:p text:style-name="P48">1.8 Significance</text:p>
      <text:p text:style-name="P42">The online real estate system is aimed at providing correct and truthful information to buyers . This will reduce their energy, time and money spent in moving door to door looking for houses.</text:p>
      <text:p text:style-name="P43">Lack of scammers <text:span text:style-name="T37">and provision of correct and reliable data</text:span> will <text:s/>increase their trust and dependability o<text:span text:style-name="T37">f</text:span> the system.</text:p>
      <text:p text:style-name="P43"><text:span text:style-name="T36">It will also make it easier to search for a vacant house as per a geographical location, knowing the amount and talking to a reliable trusted agent.</text:span></text:p>
      <text:p text:style-name="P19"/>
      <text:p text:style-name="P19"/>
      <text:p text:style-name="P19"/>
      <text:p text:style-name="P19"/>
      <text:p text:style-name="P19"/>
      <text:p text:style-name="P19"/>
      <text:p text:style-name="P19"/>
      <text:p text:style-name="P19"/>
      <text:p text:style-name="P19"/>
      <text:p text:style-name="P19"><text:soft-page-break/></text:p>
      <text:p text:style-name="P19"><text:tab/><text:span text:style-name="T5">CHAPTER TWO: LITERATURE REVIEW</text:span></text:p>
      <text:p text:style-name="P27"/>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Lohit Devanagari" style:font-family-complex="'Lohit Devanagari'" style:font-family-generic-complex="system" style:font-pitch-complex="variable" style:font-size-complex="11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13:08:49.441166998</meta:creation-date>
    <meta:generator>LibreOffice/6.0.7.3$Linux_X86_64 LibreOffice_project/00m0$Build-3</meta:generator>
    <dc:date>2020-01-21T16:26:39.403140493</dc:date>
    <meta:editing-duration>PT5H49M6S</meta:editing-duration>
    <meta:editing-cycles>37</meta:editing-cycles>
    <meta:document-statistic meta:table-count="0" meta:image-count="0" meta:object-count="0" meta:page-count="4" meta:paragraph-count="52" meta:word-count="1603" meta:character-count="9251" meta:non-whitespace-character-count="7674"/>
  </office:meta>
</office:document-meta>
</file>